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2000000320E4B870E72A93B985.jpg" manifest:media-type="image/jpeg"/>
  <manifest:file-entry manifest:full-path="Pictures/10000000000002DA000001CC16D2359F3013D9FF.jpg" manifest:media-type="image/jpeg"/>
  <manifest:file-entry manifest:full-path="Pictures/100000000000055A00000532C8A2319B8C1AC79A.jpg" manifest:media-type="image/jpeg"/>
  <manifest:file-entry manifest:full-path="Pictures/100000000000011C000001A7247C151E9503D065.jpg" manifest:media-type="image/jpeg"/>
  <manifest:file-entry manifest:full-path="Pictures/100000000000018D000001BA29EFFA7A414DA9DD.jpg" manifest:media-type="image/jpeg"/>
  <manifest:file-entry manifest:full-path="Pictures/100000000000032000000274EEDAC1D68D0699CD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0000" draw:marker-start-width="0.359cm" draw:marker-end="Estremità_20_linea_20_2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9cm" draw:marker-end="Estremità_20_linea_20_5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00" draw:marker-start-width="0.359cm" draw:marker-end="Estremità_20_linea_20_6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0000" draw:marker-start-width="0.359cm" draw:marker-end="Estremità_20_linea_20_7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000000" draw:marker-start-width="0.359cm" draw:marker-end="Estremità_20_linea_20_8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xml:id="id5" draw:id="id5" draw:layer="layout" svg:width="3.2cm" svg:height="4.767cm" svg:x="3.1cm" svg:y="0.7cm">
          <draw:image xlink:href="Pictures/100000000000011C000001A7247C151E9503D065.jpg" xlink:type="simple" xlink:show="embed" xlink:actuate="onLoad" draw:mime-type="image/jpeg">
            <text:p/>
          </draw:image>
        </draw:frame>
        <draw:frame draw:style-name="gr1" draw:text-style-name="P1" xml:id="id6" draw:id="id6" draw:layer="layout" svg:width="4.87cm" svg:height="3.823cm" svg:x="1.069cm" svg:y="6.477cm">
          <draw:image xlink:href="Pictures/100000000000032000000274EEDAC1D68D0699CD.jpg" xlink:type="simple" xlink:show="embed" xlink:actuate="onLoad" draw:mime-type="image/jpeg">
            <text:p/>
          </draw:image>
        </draw:frame>
        <draw:frame draw:style-name="gr1" draw:text-style-name="P1" xml:id="id1" draw:id="id1" draw:layer="layout" svg:width="6.058cm" svg:height="3.817cm" svg:x="4.5cm" svg:y="12.183cm">
          <draw:image xlink:href="Pictures/10000000000002DA000001CC16D2359F3013D9FF.jpg" xlink:type="simple" xlink:show="embed" xlink:actuate="onLoad" draw:mime-type="image/jpeg">
            <text:p/>
          </draw:image>
        </draw:frame>
        <draw:frame draw:style-name="gr1" draw:text-style-name="P1" xml:id="id2" draw:id="id2" draw:layer="layout" svg:width="3.915cm" svg:height="3.8cm" svg:x="14.2cm" svg:y="10.9cm">
          <draw:image xlink:href="Pictures/100000000000055A00000532C8A2319B8C1AC79A.jpg" xlink:type="simple" xlink:show="embed" xlink:actuate="onLoad" draw:mime-type="image/jpeg">
            <text:p/>
          </draw:image>
        </draw:frame>
        <draw:frame draw:style-name="gr1" draw:text-style-name="P1" xml:id="id3" draw:id="id3" draw:layer="layout" svg:width="4.931cm" svg:height="4.931cm" svg:x="13.869cm" svg:y="4.269cm">
          <draw:image xlink:href="Pictures/100000000000032000000320E4B870E72A93B985.jpg" xlink:type="simple" xlink:show="embed" xlink:actuate="onLoad" draw:mime-type="image/jpeg">
            <text:p/>
          </draw:image>
        </draw:frame>
        <draw:frame draw:style-name="gr1" draw:text-style-name="P1" xml:id="id4" draw:id="id4" draw:layer="layout" svg:width="5.209cm" svg:height="5.8cm" svg:x="7.5cm" svg:y="5cm">
          <draw:image xlink:href="Pictures/100000000000018D000001BA29EFFA7A414DA9DD.jpg" xlink:type="simple" xlink:show="embed" xlink:actuate="onLoad" draw:mime-type="image/jpeg">
            <text:p/>
          </draw:image>
        </draw:frame>
        <draw:connector draw:style-name="gr2" draw:text-style-name="P1" draw:layer="layout" draw:type="curve" svg:x1="10.558cm" svg:y1="14.091cm" svg:x2="14.2cm" svg:y2="12.8cm" draw:start-shape="id1" draw:start-glue-point="1" draw:end-shape="id2" draw:end-glue-point="3" svg:d="M10558 14091c2731 0 911-1291 3642-1291" svg:viewBox="0 0 3643 1292">
          <text:p/>
        </draw:connector>
        <draw:connector draw:style-name="gr3" draw:text-style-name="P1" draw:layer="layout" draw:type="curve" svg:x1="16.334cm" svg:y1="4.269cm" svg:x2="10.104cm" svg:y2="5cm" draw:start-shape="id3" draw:start-glue-point="0" draw:end-shape="id4" draw:end-glue-point="0" svg:d="M16334 4269c0-750-6230-1115-6230 731" svg:viewBox="0 0 6231 1345">
          <text:p/>
        </draw:connector>
        <draw:connector draw:style-name="gr4" draw:text-style-name="P1" draw:layer="layout" draw:type="curve" svg:x1="4.7cm" svg:y1="5.467cm" svg:x2="3.504cm" svg:y2="6.477cm" draw:start-shape="id5" draw:start-glue-point="2" draw:end-shape="id6" draw:end-glue-point="0" svg:d="M4700 5467c0 757-1196 253-1196 1010" svg:viewBox="0 0 1197 1011">
          <text:p/>
        </draw:connector>
        <draw:connector draw:style-name="gr5" draw:text-style-name="P1" draw:layer="layout" draw:type="curve" svg:x1="3.504cm" svg:y1="10.3cm" svg:x2="7.529cm" svg:y2="12.183cm" draw:start-shape="id6" draw:start-glue-point="2" draw:end-shape="id1" svg:d="M3504 10300c0 1413 4025 472 4025 1883" svg:viewBox="0 0 4026 1884">
          <text:p/>
        </draw:connector>
        <draw:connector draw:style-name="gr6" draw:text-style-name="P1" draw:layer="layout" draw:type="curve" svg:x1="16.157cm" svg:y1="10.9cm" svg:x2="16.334cm" svg:y2="9.2cm" draw:start-shape="id2" draw:start-glue-point="0" draw:end-shape="id3" draw:end-glue-point="2" svg:d="M16157 10900c0-1275 177-425 177-1700" svg:viewBox="0 0 178 1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7" draw:display-name="Estremità linea 7" svg:viewBox="0 0 20 20" svg:d="M0 20l10-20 10 20z"/>
    <draw:marker draw:name="Estremità_20_linea_20_8" draw:display-name="Estremità linea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2-05T17:19:57.655036289</meta:creation-date>
    <dc:date>2021-02-05T17:34:54.279759134</dc:date>
    <meta:editing-duration>PT1M52S</meta:editing-duration>
    <meta:editing-cycles>1</meta:editing-cycles>
    <meta:generator>LibreOffice/7.0.4.2$Linux_X86_64 LibreOffice_project/00$Build-2</meta:generator>
    <meta:document-statistic meta:object-count="11"/>
  </office:meta>
</office:document-meta>
</file>